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mm"/>
    </style:style>
    <style:style style:name="co2" style:family="table-column">
      <style:table-column-properties fo:break-before="auto" style:column-width="22.97mm"/>
    </style:style>
    <style:style style:name="co3" style:family="table-column">
      <style:table-column-properties fo:break-before="auto" style:column-width="23.7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" table:style-name="ta1">
        <table:shapes>
          <draw:frame draw:z-index="0" draw:style-name="gr1" draw:text-style-name="P1" svg:width="159.99mm" svg:height="89.91mm" svg:x="85.01mm" svg:y="5.89mm">
            <loext:p draw:notify-on-update-of-ranges="res.A2:res.A13 res.B2:res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 <text:s text:c="10"/></text:p>
          </table:table-cell>
          <table:table-cell office:value-type="string" calcext:value-type="string">
            <text:p>tiempoMedio</text:p>
          </table:table-cell>
          <table:table-cell office:value-type="string" calcext:value-type="string">
            <text:p><text:s text:c="2"/>repeticiones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673644" calcext:value-type="float">
            <text:p>0,06736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92121" calcext:value-type="float">
            <text:p>0,2921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679454" calcext:value-type="float">
            <text:p>0,67945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.22123" calcext:value-type="float">
            <text:p>1,221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.93401" calcext:value-type="float">
            <text:p>1,934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.79797" calcext:value-type="float">
            <text:p>2,797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.83895" calcext:value-type="float">
            <text:p>3,838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.04246" calcext:value-type="float">
            <text:p>5,04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6.39895" calcext:value-type="float">
            <text:p>6,398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7.96372" calcext:value-type="float">
            <text:p>7,963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9.6168" calcext:value-type="float">
            <text:p>9,61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.4368" calcext:value-type="float">
            <text:p>11,436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2:16:06.517778510</dc:date>
    <meta:editing-duration>PT8M20S</meta:editing-duration>
    <meta:editing-cycles>1</meta:editing-cycles>
    <meta:document-statistic meta:table-count="1" meta:cell-count="3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2cm" xlink:href=".." xlink:type="simple" chart:class="chart:scatter" chart:style-name="ch1">
        <chart:legend chart:legend-position="end" svg:x="11.115cm" svg:y="3.96cm" style:legend-expansion="high" chart:style-name="ch2"/>
        <chart:plot-area chart:style-name="ch3" table:cell-range-address="res.A2:res.B13" svg:x="0.32cm" svg:y="0.179cm" svg:width="10.475cm" svg:height="8.634cm">
          <chartooo:coordinate-region svg:x="0.763cm" svg:y="0.373cm" svg:width="9.356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.B2:res.B13" chart:class="chart:scatter">
            <chart:domain table:cell-range-address="res.A2:res.A13"/>
            <chart:regression-curve chart:style-name="ch7">
              <chart:equation chart:display-equation="true" chart:display-r-square="false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res.A2:res.A13</svg:desc>
                </draw:g>
              </table:table-cell>
              <table:table-cell office:value-type="float" office:value="0.0673644">
                <text:p>0.0673644</text:p>
                <draw:g>
                  <svg:desc>res.B2:re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292121">
                <text:p>0.292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">
                <text:p>15000</text:p>
              </table:table-cell>
              <table:table-cell office:value-type="float" office:value="0.679454">
                <text:p>0.6794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">
                <text:p>20000</text:p>
              </table:table-cell>
              <table:table-cell office:value-type="float" office:value="1.22123">
                <text:p>1.22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">
                <text:p>25000</text:p>
              </table:table-cell>
              <table:table-cell office:value-type="float" office:value="1.93401">
                <text:p>1.93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">
                <text:p>30000</text:p>
              </table:table-cell>
              <table:table-cell office:value-type="float" office:value="2.79797">
                <text:p>2.79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">
                <text:p>35000</text:p>
              </table:table-cell>
              <table:table-cell office:value-type="float" office:value="3.83895">
                <text:p>3.83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">
                <text:p>40000</text:p>
              </table:table-cell>
              <table:table-cell office:value-type="float" office:value="5.04246">
                <text:p>5.042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">
                <text:p>45000</text:p>
              </table:table-cell>
              <table:table-cell office:value-type="float" office:value="6.39895">
                <text:p>6.39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7.96372">
                <text:p>7.96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">
                <text:p>55000</text:p>
              </table:table-cell>
              <table:table-cell office:value-type="float" office:value="9.6168">
                <text:p>9.6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">
                <text:p>60000</text:p>
              </table:table-cell>
              <table:table-cell office:value-type="float" office:value="11.4368">
                <text:p>11.4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